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016cm" svg:y="3.098cm" presentation:class="title" presentation:user-transformed="true">
          <draw:text-box>
            <text:p>Self-Refining Software in Ar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lliot Chandler • 2018 Feb. 1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I strategies: Genetic 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re are a variety of techniques that are used to develop artificial intelligence.</text:p>
              </text:list-item>
              <text:list-item>
                <text:p>One that particularly interests me is <text:span text:style-name="T1">genetic programming</text:span><text:span text:style-name="T2">, where a computer program is modified repeatedly in the process of optimizing it for a specific task.</text:span></text:p>
              </text:list-item>
              <text:list-item>
                <text:p><text:span text:style-name="T2">This seems particularly applicable in computer-generated art, since artworks could be presented to humans for feedback, and the software could optimize for the most positive feedbac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13:20:28.423025694</meta:creation-date>
    <meta:generator>LibreOffice/5.4.2.2.0$Linux_X86_64 LibreOffice_project/40m0$Build-2</meta:generator>
    <dc:date>2018-02-11T13:51:27.774794351</dc:date>
    <meta:editing-duration>PT19M59S</meta:editing-duration>
    <meta:editing-cycles>2</meta:editing-cycles>
    <meta:document-statistic meta:object-count="33"/>
  </office:meta>
</office:document-meta>
</file>